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51.9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.07mm"/>
    </style:style>
    <style:style style:name="co5" style:family="table-column">
      <style:table-column-properties fo:break-before="auto" style:column-width="7.25mm"/>
    </style:style>
    <style:style style:name="co6" style:family="table-column">
      <style:table-column-properties fo:break-before="auto" style:column-width="8.34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74.79mm"/>
    </style:style>
    <style:style style:name="co9" style:family="table-column">
      <style:table-column-properties fo:break-before="auto" style:column-width="15.06mm"/>
    </style:style>
    <style:style style:name="co10" style:family="table-column">
      <style:table-column-properties fo:break-before="auto" style:column-width="9.24mm"/>
    </style:style>
    <style:style style:name="co11" style:family="table-column">
      <style:table-column-properties fo:break-before="auto" style:column-width="13.6mm"/>
    </style:style>
    <style:style style:name="co12" style:family="table-column">
      <style:table-column-properties fo:break-before="auto" style:column-width="78.05mm"/>
    </style:style>
    <style:style style:name="co13" style:family="table-column">
      <style:table-column-properties fo:break-before="auto" style:column-width="80.96mm"/>
    </style:style>
    <style:style style:name="co14" style:family="table-column">
      <style:table-column-properties fo:break-before="auto" style:column-width="81.69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 style:data-style-name="N113"/>
    <style:style style:name="ce16" style:family="table-cell" style:parent-style-name="Default" style:data-style-name="N115"/>
    <style:style style:name="ce17" style:family="table-cell" style:parent-style-name="Default" style:data-style-name="N2"/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1"/>
    <style:style style:name="ce24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 style:data-style-name="N114"/>
    <style:style style:name="ce25" style:family="table-cell" style:parent-style-name="Default" style:data-style-name="N4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ohpsk 700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row table:style-name="ro1">
          <table:table-cell table:style-name="ce13"/>
          <table:table-cell table:style-name="ce14" office:value-type="string" calcext:value-type="string">
            <text:p>COHPSK modem used for FreeDV 700C </text:p>
          </table:table-cell>
          <table:table-cell table:number-columns-repeated="11"/>
        </table:table-row>
        <table:table-row table:style-name="ro2" table:number-rows-repeated="2">
          <table:table-cell table:style-name="ce13"/>
          <table:table-cell table:number-columns-repeated="12"/>
        </table:table-row>
        <table:table-row table:style-name="ro2">
          <table:table-cell table:style-name="ce13" office:value-type="string" calcext:value-type="string">
            <text:p>Payload Data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 bit/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8" office:value-type="string" calcext:value-type="string" table:number-columns-spanned="6" table:number-rows-spanned="1">
            <text:p>Mapping of bits to frame</text:p>
          </table:table-cell>
          <table:covered-table-cell table:number-columns-repeated="5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+[.C6]"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19" office:value-type="string" calcext:value-type="string">
            <text:p>C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string" calcext:value-type="string">
            <text:p>C2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4</text:p>
          </table:table-cell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6 </text:p>
          </table:table-cell>
          <table:table-cell table:style-name="ce19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8]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S0</text:p>
          </table:table-cell>
          <table:table-cell table:number-columns-repeated="7" table:style-name="ce20" office:value-type="string" calcext:value-type="string">
            <text:p>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7]*[.C8]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S1</text:p>
          </table:table-cell>
          <table:table-cell table:number-columns-repeated="7" table:style-name="ce20" office:value-type="string" calcext:value-type="string">
            <text:p>P</text:p>
          </table:table-cell>
          <table:table-cell/>
        </table:table-row>
        <table:table-row table:style-name="ro2">
          <table:table-cell table:number-columns-repeated="4"/>
          <table:table-cell table:style-name="ce13" office:value-type="string" calcext:value-type="string">
            <text:p>S2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8" office:value-type="float" office:value="8" calcext:value-type="float">
            <text:p>8</text:p>
          </table:table-cell>
          <table:table-cell table:style-name="ce20" table:formula="of:=[.G11]+8" office:value-type="float" office:value="16" calcext:value-type="float">
            <text:p>16</text:p>
          </table:table-cell>
          <table:table-cell table:style-name="ce20" table:formula="of:=[.H11]+8" office:value-type="float" office:value="24" calcext:value-type="float">
            <text:p>24</text:p>
          </table:table-cell>
          <table:table-cell table:style-name="ce20" table:formula="of:=[.I11]+8" office:value-type="float" office:value="32" calcext:value-type="float">
            <text:p>32</text:p>
          </table:table-cell>
          <table:table-cell table:style-name="ce20" table:formula="of:=[.J11]+8" office:value-type="float" office:value="40" calcext:value-type="float">
            <text:p>40</text:p>
          </table:table-cell>
          <table:table-cell table:style-name="ce20" table:formula="of:=[.K11]+8"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13" office:value-type="string" calcext:value-type="string">
            <text:p>Modem</text:p>
          </table:table-cell>
          <table:table-cell table:number-columns-repeated="3"/>
          <table:table-cell table:style-name="ce13" office:value-type="string" calcext:value-type="string">
            <text:p>S3</text:p>
          </table:table-cell>
          <table:table-cell table:style-name="ce20" table:formula="of:=[.F11]+2" office:value-type="float" office:value="2" calcext:value-type="float">
            <text:p>2</text:p>
          </table:table-cell>
          <table:table-cell table:style-name="ce20" table:formula="of:=[.G11]+2" office:value-type="float" office:value="10" calcext:value-type="float">
            <text:p>10</text:p>
          </table:table-cell>
          <table:table-cell table:style-name="ce20" table:formula="of:=[.H11]+2" office:value-type="float" office:value="18" calcext:value-type="float">
            <text:p>18</text:p>
          </table:table-cell>
          <table:table-cell table:style-name="ce20" table:formula="of:=[.I11]+2" office:value-type="float" office:value="26" calcext:value-type="float">
            <text:p>26</text:p>
          </table:table-cell>
          <table:table-cell table:style-name="ce20" table:formula="of:=[.J11]+2" office:value-type="float" office:value="34" calcext:value-type="float">
            <text:p>34</text:p>
          </table:table-cell>
          <table:table-cell table:style-name="ce20" table:formula="of:=[.K11]+2" office:value-type="float" office:value="42" calcext:value-type="float">
            <text:p>42</text:p>
          </table:table-cell>
          <table:table-cell table:style-name="ce20" table:formula="of:=[.L11]+2" office:value-type="float" office:value="50" calcext:value-type="float">
            <text:p>5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period (s)</text:p>
          </table:table-cell>
          <table:table-cell table:style-name="ce15" table:formula="of:=1/[.C14]" office:value-type="float" office:value="0.0133333333333333" calcext:value-type="float">
            <text:p>0.013</text:p>
          </table:table-cell>
          <table:table-cell/>
          <table:table-cell table:style-name="ce13" office:value-type="string" calcext:value-type="string">
            <text:p>S4</text:p>
          </table:table-cell>
          <table:table-cell table:style-name="ce20" table:formula="of:=[.F12]+2" office:value-type="float" office:value="4" calcext:value-type="float">
            <text:p>4</text:p>
          </table:table-cell>
          <table:table-cell table:style-name="ce20" table:formula="of:=[.G12]+2" office:value-type="float" office:value="12" calcext:value-type="float">
            <text:p>12</text:p>
          </table:table-cell>
          <table:table-cell table:style-name="ce20" table:formula="of:=[.H12]+2" office:value-type="float" office:value="20" calcext:value-type="float">
            <text:p>20</text:p>
          </table:table-cell>
          <table:table-cell table:style-name="ce20" table:formula="of:=[.I12]+2" office:value-type="float" office:value="28" calcext:value-type="float">
            <text:p>28</text:p>
          </table:table-cell>
          <table:table-cell table:style-name="ce20" table:formula="of:=[.J12]+2" office:value-type="float" office:value="36" calcext:value-type="float">
            <text:p>36</text:p>
          </table:table-cell>
          <table:table-cell table:style-name="ce20" table:formula="of:=[.K12]+2" office:value-type="float" office:value="44" calcext:value-type="float">
            <text:p>44</text:p>
          </table:table-cell>
          <table:table-cell table:style-name="ce20" table:formula="of:=[.L12]+2" office:value-type="float" office:value="52" calcext:value-type="float">
            <text:p>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rate Rs (Hz)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13" office:value-type="string" calcext:value-type="string">
            <text:p>S5</text:p>
          </table:table-cell>
          <table:table-cell table:style-name="ce20" table:formula="of:=[.F13]+2" office:value-type="float" office:value="6" calcext:value-type="float">
            <text:p>6</text:p>
          </table:table-cell>
          <table:table-cell table:style-name="ce20" table:formula="of:=[.G13]+2" office:value-type="float" office:value="14" calcext:value-type="float">
            <text:p>14</text:p>
          </table:table-cell>
          <table:table-cell table:style-name="ce20" table:formula="of:=[.H13]+2" office:value-type="float" office:value="22" calcext:value-type="float">
            <text:p>22</text:p>
          </table:table-cell>
          <table:table-cell table:style-name="ce20" table:formula="of:=[.I13]+2" office:value-type="float" office:value="30" calcext:value-type="float">
            <text:p>30</text:p>
          </table:table-cell>
          <table:table-cell table:style-name="ce20" table:formula="of:=[.J13]+2" office:value-type="float" office:value="38" calcext:value-type="float">
            <text:p>38</text:p>
          </table:table-cell>
          <table:table-cell table:style-name="ce20" table:formula="of:=[.K13]+2" office:value-type="float" office:value="46" calcext:value-type="float">
            <text:p>46</text:p>
          </table:table-cell>
          <table:table-cell table:style-name="ce20" table:formula="of:=[.L13]+2" office:value-type="float" office:value="54" calcext:value-type="float">
            <text:p>54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Pilot Symbols/carrier/fram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carrier/fram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umber of Carriers Nc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Symbols/frame</text:p>
          </table:table-cell>
          <table:table-cell table:formula="of:=[.C16]*[.C18]" office:value-type="float" office:value="14" calcext:value-type="float">
            <text:p>1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frame</text:p>
          </table:table-cell>
          <table:table-cell table:formula="of:=[.C17]*[.C18]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s/frame</text:p>
          </table:table-cell>
          <table:table-cell table:formula="of:=[.C20]*2" office:value-type="float" office:value="56" calcext:value-type="float">
            <text:p>5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bits/frame</text:p>
          </table:table-cell>
          <table:table-cell table:formula="of:=[.C19]*2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Vocoder frames/modem frame</text:p>
          </table:table-cell>
          <table:table-cell table:formula="of:=[.C21]/[.C10]"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ymbols/frame</text:p>
          </table:table-cell>
          <table:table-cell table:formula="of:=([.C16]+[.C17])*[.C18]" office:value-type="float" office:value="42" calcext:value-type="float">
            <text:p>4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table:formula="of:=([.C16]+[.C17])*[.C13]" office:value-type="float" office:value="0.08" calcext:value-type="float">
            <text:p>0.0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style-name="ce16" table:formula="of:=1/[.C25]" office:value-type="float" office:value="12.5" calcext:value-type="float">
            <text:p>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</text:p>
          </table:table-cell>
          <table:table-cell table:style-name="ce16" table:formula="of:=[.C20]*2/[.C25]" office:value-type="float" office:value="700" calcext:value-type="float">
            <text:p>70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it rate Rb</text:p>
          </table:table-cell>
          <table:table-cell table:style-name="ce16" table:formula="of:=([.C21]+[.C22])/[.C25]" office:value-type="float" office:value="1050" calcext:value-type="float">
            <text:p>105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Eb/No for 1% BER (dB)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WGN SNR for 1% BER</text:p>
          </table:table-cell>
          <table:table-cell table:style-name="ce17" table:formula="of:=[.C30]+10*LOG10([.C28]/[.C29])+[.C31]" office:value-type="float" office:value="0.940680443502756" calcext:value-type="float">
            <text:p>0.94</text:p>
          </table:table-cell>
          <table:table-cell table:number-columns-repeated="10"/>
        </table:table-row>
        <table:table-row table:style-name="ro2" table:number-rows-repeated="4">
          <table:table-cell table:number-columns-repeated="13"/>
        </table:table-row>
        <table:table-row table:style-name="ro2">
          <table:table-cell/>
          <table:table-cell office:value-type="string" calcext:value-type="string">
            <text:p>Excess BW factor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Carrier bandwidth</text:p>
          </table:table-cell>
          <table:table-cell table:formula="of:=[.C14]*([.C37])" office:value-type="float" office:value="112.5" calcext:value-type="float">
            <text:p>1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ignal bandwidth</text:p>
          </table:table-cell>
          <table:table-cell table:formula="of:=[.C18]*[.C38]" office:value-type="float" office:value="787.5" calcext:value-type="float">
            <text:p>787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ersity factor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W with diversity</text:p>
          </table:table-cell>
          <table:table-cell table:formula="of:=[.C40]*[.C39]" office:value-type="float" office:value="1575" calcext:value-type="float">
            <text:p>1575</text:p>
          </table:table-cell>
          <table:table-cell table:number-columns-repeated="10"/>
        </table:table-row>
      </table:table>
      <table:table table:name="ofdm 700D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9" table:number-columns-repeated="2" table:default-cell-style-name="ce20"/>
        <table:table-column table:style-name="co10" table:default-cell-style-name="ce20"/>
        <table:table-row table:style-name="ro1">
          <table:table-cell table:style-name="ce13"/>
          <table:table-cell table:style-name="ce21" office:value-type="string" calcext:value-type="string">
            <text:p>OFDM modem used for FreeDV 700D</text:p>
          </table:table-cell>
          <table:table-cell table:number-columns-repeated="14"/>
        </table:table-row>
        <table:table-row table:style-name="ro2" table:number-rows-repeated="2">
          <table:table-cell table:style-name="ce13"/>
          <table:table-cell table:number-columns-repeated="15"/>
        </table:table-row>
        <table:table-row table:style-name="ro2">
          <table:table-cell table:style-name="ce13" office:value-type="string" calcext:value-type="string">
            <text:p>Codec Frames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18" table:number-columns-spanned="8" table:number-rows-spanned="1"/>
          <table:covered-table-cell table:number-columns-repeated="7" table:style-name="ce13"/>
          <table:table-cell table:style-name="ce19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6]" office:value-type="float" office:value="25" calcext:value-type="float">
            <text:p>2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*[.C6]" office:value-type="float" office:value="28" calcext:value-type="float">
            <text:p>28</text:p>
          </table:table-cell>
          <table:table-cell table:number-columns-repeated="2"/>
          <table:table-cell table:style-name="ce19" table:number-columns-repeated="11"/>
        </table:table-row>
        <table:table-row table:style-name="ro2" table:number-rows-repeated="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3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code rate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LDPC codeword Bits/frame</text:p>
          </table:table-cell>
          <table:table-cell table:formula="of:=[.C12]*[.C8]/[.C13]" office:value-type="float" office:value="224" calcext:value-type="float">
            <text:p>22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symbols/frame (QPSK)</text:p>
          </table:table-cell>
          <table:table-cell table:formula="of:=[.C14]/2" office:value-type="float" office:value="112" calcext:value-type="float">
            <text:p>112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style-name="ce15" table:formula="of:=[.C12]*[.C6]" office:value-type="float" office:value="0.16" calcext:value-type="float">
            <text:p>0.160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18]-1" office:value-type="float" office:value="7" calcext:value-type="float">
            <text:p>7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18]" office:value-type="float" office:value="8" calcext:value-type="float">
            <text:p>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19]*[.C21]" office:value-type="float" office:value="119" calcext:value-type="float">
            <text:p>119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bitsperframe (after UW and txt insertion)</text:p>
          </table:table-cell>
          <table:table-cell table:formula="of:=[.C22]*2" office:value-type="float" office:value="238" calcext:value-type="float">
            <text:p>23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1]*[.C30]" office:value-type="float" office:value="944.444444444444" calcext:value-type="float">
            <text:p>94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15" table:formula="of:=[.C16]/[.C18]" office:value-type="float" office:value="0.02" calcext:value-type="float">
            <text:p>0.02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15" table:formula="of:=[.C26]-[.C27]" office:value-type="float" office:value="0.018" calcext:value-type="float">
            <text:p>0.018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7" table:formula="of:=1/[.C28]" office:value-type="float" office:value="55.5555555555556" calcext:value-type="float">
            <text:p>55.56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Pilot symbol sample rate</text:p>
          </table:table-cell>
          <table:table-cell table:style-name="ce17" table:formula="of:=[.C30]/[.C18]" office:value-type="float" office:value="6.94444444444444" calcext:value-type="float">
            <text:p>6.94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umber of pilots averaged</text:p>
          </table:table-cell>
          <table:table-cell table:style-name="ce17" office:value-type="float" office:value="4" calcext:value-type="float">
            <text:p>4.0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Est phase estimation bandwidth</text:p>
          </table:table-cell>
          <table:table-cell table:style-name="ce17" table:formula="of:=[.C31]/[.C32]" office:value-type="float" office:value="1.73611111111111" calcext:value-type="float">
            <text:p>1.74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7" table:formula="of:=[.C30]*[.C21]*2" office:value-type="float" office:value="1888.88888888889" calcext:value-type="float">
            <text:p>1888.89</text:p>
          </table:table-cell>
          <table:table-cell/>
          <table:table-cell table:style-name="ce24" office:value-type="string" calcext:value-type="string">
            <text:p>(note, this is rate based on Ts, i.e. after CP removed)</text:p>
          </table:table-cell>
          <table:table-cell table:style-name="ce20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AWGN uncoded Op point Eb/No for 9% BER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17" table:formula="of:=[.C37]+[.C38]+10*LOG10([.C34]/[.C36])" office:value-type="float" office:value="-2.50914842780713" calcext:value-type="float">
            <text:p>-2.51</text:p>
          </table:table-cell>
          <table:table-cell/>
          <table:table-cell office:value-type="string" calcext:value-type="string">
            <text:p>(this includes pilots and CP overhead)</text:p>
          </table:table-cell>
          <table:table-cell table:number-columns-repeated="11"/>
        </table:table-row>
        <table:table-row table:style-name="ro2" table:number-rows-repeated="104853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fdm 2020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OFDM modem used for FreeDV 2020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13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17" table:formula="of:=1/[.C6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13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8:.C10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17" table:formula="of:=[.C11]/[.C6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of Codec bits/frame</text:p>
          </table:table-cell>
          <table:table-cell table:formula="of:=[.C15]*[.C11]" office:value-type="float" office:value="312" calcext:value-type="float">
            <text:p>3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/frame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total number of bits we need to send each frame</text:p>
          </table:table-cell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table:formula="of:=[.C17]-[.C19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 bits/frame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we didn’t end up using all of these</text:p>
          </table:table-cell>
        </table:table-row>
        <table:table-row table:style-name="ro2">
          <table:table-cell/>
          <table:table-cell office:value-type="string" calcext:value-type="string">
            <text:p>spare data bits/frame</text:p>
          </table:table-cell>
          <table:table-cell table:formula="of:=[.C19]-[.C16]" office:value-type="float" office:value="84" calcext:value-type="float">
            <text:p>84</text:p>
          </table:table-cell>
          <table:table-cell/>
          <table:table-cell office:value-type="string" calcext:value-type="string">
            <text:p>set these to known values to strengthen code, no need to tx</text:p>
          </table:table-cell>
        </table:table-row>
        <table:table-row table:style-name="ro2">
          <table:table-cell/>
          <table:table-cell office:value-type="string" calcext:value-type="string">
            <text:p>Actual FEC codeword bits/frame</text:p>
          </table:table-cell>
          <table:table-cell table:formula="of:=[.C17]-[.C20]" office:value-type="float" office:value="420" calcext:value-type="float">
            <text:p>420</text:p>
          </table:table-cell>
          <table:table-cell/>
          <table:table-cell office:value-type="string" calcext:value-type="string">
            <text:p>bits/FEC frame we send (don’t send known values)</text:p>
          </table:table-cell>
        </table:table-row>
        <table:table-row table:style-name="ro2">
          <table:table-cell/>
          <table:table-cell office:value-type="string" calcext:value-type="string">
            <text:p>Actual FEC codeword symbols/frame</text:p>
          </table:table-cell>
          <table:table-cell table:formula="of:=[.C21]/2" office:value-type="float" office:value="210" calcext:value-type="float">
            <text:p>210</text:p>
          </table:table-cell>
          <table:table-cell/>
          <table:table-cell office:value-type="string" calcext:value-type="string">
            <text:p>symbols/FEC frame we actually send</text:p>
          </table:table-cell>
        </table:table-row>
        <table:table-row table:style-name="ro2">
          <table:table-cell/>
          <table:table-cell office:value-type="string" calcext:value-type="string">
            <text:p>UW symbols/fram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payload symbols/frame</text:p>
          </table:table-cell>
          <table:table-cell table:formula="of:=SUM([.C22:.C24])" office:value-type="float" office:value="217" calcext:value-type="float">
            <text:p>217</text:p>
          </table:table-cell>
          <table:table-cell/>
          <table:table-cell office:value-type="string" calcext:value-type="string">
            <text:p>need to add pilots to this</text:p>
          </table:table-cell>
        </table:table-row>
        <table:table-row table:style-name="ro2">
          <table:table-cell/>
          <table:table-cell office:value-type="string" calcext:value-type="string">
            <text:p>frame duration (ms)</text:p>
          </table:table-cell>
          <table:table-cell table:formula="of:=[.C15]*[.C6]"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payload symbols/frame/carrier</text:p>
          </table:table-cell>
          <table:table-cell table:formula="of:=[.C28]-1" office:value-type="float" office:value="7" calcext:value-type="float">
            <text:p>7</text:p>
          </table:table-cell>
          <table:table-cell/>
          <table:table-cell office:value-type="string" calcext:value-type="string">
            <text:p>this many symbols carrier payload on each carrier</text:p>
          </table:table-cell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28]" office:value-type="float" office:value="8" calcext:value-type="float">
            <text:p>8</text:p>
          </table:table-cell>
          <table:table-cell/>
          <table:table-cell office:value-type="string" calcext:value-type="string">
            <text:p>including pilot</text:p>
          </table:table-cell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# QPSK symbols/frame</text:p>
          </table:table-cell>
          <table:table-cell table:formula="of:=[.C29]*[.C31]" office:value-type="float" office:value="217" calcext:value-type="float">
            <text:p>217</text:p>
          </table:table-cell>
          <table:table-cell/>
          <table:table-cell office:value-type="string" calcext:value-type="string">
            <text:p>FEC codeword, UW, txt, and pilots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31]*[.C39]" office:value-type="float" office:value="1512.19512195122" calcext:value-type="float">
            <text:p>1512</text:p>
          </table:table-cell>
          <table:table-cell/>
          <table:table-cell office:value-type="string" calcext:value-type="string">
            <text:p>want this well beneath 2000 Hz to avoid SSB filter issue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6]/[.C28]" office:value-type="float" office:value="0.0225" calcext:value-type="float">
            <text:p>0.02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23" table:formula="of:=[.C35]-[.C36]" office:value-type="float" office:value="0.0205" calcext:value-type="float">
            <text:p>0.020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7" table:formula="of:=1/[.C37]" office:value-type="float" office:value="48.7804878048781" calcext:value-type="float">
            <text:p>48.7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7" table:formula="of:=[.C39]*[.C31]*2" office:value-type="float" office:value="3024.39024390244" calcext:value-type="float">
            <text:p>3024.39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 coded BER 0.005 on (504,396) code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operating point SNR (dB)</text:p>
          </table:table-cell>
          <table:table-cell table:style-name="ce17" table:formula="of:=[.C43]+[.C44]+10*LOG10([.C40]/[.C42])" office:value-type="float" office:value="3.53516573722837" calcext:value-type="float">
            <text:p>3.54</text:p>
          </table:table-cell>
          <table:table-cell/>
          <table:table-cell office:value-type="string" calcext:value-type="string">
            <text:p>prob &gt; 10dB for fading</text:p>
          </table:table-cell>
        </table:table-row>
        <table:table-row table:style-name="ro2">
          <table:table-cell table:number-columns-repeated="2"/>
          <table:table-cell table:style-name="ce17"/>
          <table:table-cell table:number-columns-repeated="2"/>
        </table:table-row>
      </table:table>
      <table:table table:name="ofdm data c1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Candidate 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8 H2064_516 code, 6000 bytes/minute 10% PER MPP @ SNR3k 12dB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80" calcext:value-type="float">
            <text:p>25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592" calcext:value-type="float">
            <text:p>2592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1296" calcext:value-type="float">
            <text:p>12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1.98" calcext:value-type="float">
            <text:p>1.9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0.505050505050505" calcext:value-type="float">
            <text:p>0.50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1042.42424242424" calcext:value-type="float">
            <text:p>1,042.4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7818.18181818182" calcext:value-type="float">
            <text:p>7,818.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6254.54545454546" calcext:value-type="float">
            <text:p>6,254.5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144" calcext:value-type="float">
            <text:p>1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2250" calcext:value-type="float">
            <text:p>2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[.C34]+SUM([.C36:.C38])+10*LOG10([.C32]/[.C33])" office:value-type="float" office:value="3.60273974566038" calcext:value-type="float">
            <text:p>3.60</text:p>
          </table:table-cell>
          <table:table-cell/>
          <table:table-cell office:value-type="string" calcext:value-type="string">
            <text:p>simulation 3dB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17" table:formula="of:=[.C35]+SUM([.C36:.C38])+10*LOG10([.C32]/[.C33])" office:value-type="float" office:value="9.60273974566038" calcext:value-type="float">
            <text:p>9.60</text:p>
          </table:table-cell>
          <table:table-cell/>
          <table:table-cell office:value-type="string" calcext:value-type="string">
            <office:annotation draw:style-name="gr1" draw:text-style-name="P2" svg:width="28.99mm" svg:height="37.56mm" svg:x="168.29mm" svg:y="162.71mm" draw:caption-point-x="-6.1mm" draw:caption-point-y="15.1mm">
              <dc:creator>D</dc:creator>
              <dc:date>2020-06-10T00:00:00</dc:date>
              <text:p text:style-name="P1"><text:span text:style-name="T1">This 2.5dB </text:span><text:span text:style-name="T1">difference </text:span></text:p>
              <text:p text:style-name="P1"><text:span text:style-name="T1">requires </text:span><text:span text:style-name="T1">investigating. <text:s/></text:span><text:span text:style-name="T1">Suspect it’s </text:span><text:span text:style-name="T1">because packet </text:span><text:span text:style-name="T1">is shorter than 2x </text:span><text:span text:style-name="T1">Doppler (fade </text:span><text:span text:style-name="T1">duration)</text:span></text:p>
            </office:annotation>
            <text:p>About 12dB required in simulations for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1125" calcext:value-type="float">
            <text:p>1125</text:p>
          </table:table-cell>
          <table:table-cell table:number-columns-repeated="2"/>
        </table:table-row>
      </table:table>
      <table:table table:name="ofdm data c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Candidate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8 H2064_516 code, 3000 bytes/minute 10% PER MPP @ SNR3k 7dB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80" calcext:value-type="float">
            <text:p>25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592" calcext:value-type="float">
            <text:p>2592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1296" calcext:value-type="float">
            <text:p>12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3.96" calcext:value-type="float">
            <text:p>3.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0.252525252525252" calcext:value-type="float">
            <text:p>0.25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521.212121212121" calcext:value-type="float">
            <text:p>521.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3909.09090909091" calcext:value-type="float">
            <text:p>3,909.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3127.27272727273" calcext:value-type="float">
            <text:p>3,127.27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[.C34]+SUM([.C36:.C38])+10*LOG10([.C32]/[.C33])" office:value-type="float" office:value="0.592439789020567" calcext:value-type="float">
            <text:p>0.59</text:p>
          </table:table-cell>
          <table:table-cell/>
          <table:table-cell office:value-type="string" calcext:value-type="string">
            <text:p>simulation 1dB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17" table:formula="of:=[.C35]+SUM([.C36:.C38])+10*LOG10([.C32]/[.C33])" office:value-type="float" office:value="6.59243978902057" calcext:value-type="float">
            <text:p>6.59</text:p>
          </table:table-cell>
          <table:table-cell/>
          <table:table-cell office:value-type="string" calcext:value-type="string">
            <office:annotation draw:style-name="gr2" draw:text-style-name="P2" svg:width="28.99mm" svg:height="25.71mm" svg:x="168.29mm" svg:y="162.71mm" draw:caption-point-x="-6.1mm" draw:caption-point-y="15.1mm">
              <dc:creator>D</dc:creator>
              <dc:date>2020-06-10T00:00:00</dc:date>
              <text:p text:style-name="P1"><text:span text:style-name="T1">Note bang on </text:span><text:span text:style-name="T1">with theory, </text:span><text:span text:style-name="T1">packet duration </text:span><text:span text:style-name="T1">(4s) 4x fade </text:span><text:span text:style-name="T1">duration (1Hz or </text:span><text:span text:style-name="T1">1s)</text:span></text:p>
            </office:annotation>
            <text:p>About 7dB required in simulations for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562.5" calcext:value-type="float">
            <text:p>563</text:p>
          </table:table-cell>
          <table:table-cell/>
          <table:table-cell office:value-type="string" calcext:value-type="string">
            <text:p>We really should add some tx diversity</text:p>
          </table:table-cell>
        </table:table-row>
      </table:table>
      <table:table table:name="ofdm data c3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Candidate 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/>rate 1/2 H256_768 code, est 1000 bytes/min down to SNR3k 5dB AWGN/multipath (but acquisition needs some work)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768" calcext:value-type="float">
            <text:p>76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792" calcext:value-type="float">
            <text:p>792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396" calcext:value-type="float">
            <text:p>3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25" table:formula="of:=[.C12]/[.C24]" office:value-type="float" office:value="11" calcext:value-type="float">
            <text:p>1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25" table:formula="of:=[.C13]*[.C30]" office:value-type="float" office:value="1.21" calcext:value-type="float">
            <text:p>1.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0.826446280991735" calcext:value-type="float">
            <text:p>0.82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211.570247933884" calcext:value-type="float">
            <text:p>211.5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1586.77685950413" calcext:value-type="float">
            <text:p>1,586.7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1269.42148760331" calcext:value-type="float">
            <text:p>1,269.4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3.5" calcext:value-type="float">
            <text:p>-3.5</text:p>
          </table:table-cell>
          <table:table-cell/>
          <table:table-cell office:value-type="string" calcext:value-type="string">
            <text:p>LDPC code raw Eb/No for 10% P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SUM([.C34:.C37])+10*LOG10([.C32]/[.C33])" office:value-type="float" office:value="-4.90756021097943" calcext:value-type="float">
            <text:p>-4.9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562.5" calcext:value-type="float">
            <text:p>563</text:p>
          </table:table-cell>
          <table:table-cell table:number-columns-repeated="2"/>
        </table:table-row>
      </table:table>
      <table:table table:name="ofdm qam16c1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Candidate 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/>rate 1/2 H256_768 code, est 1000 bytes/min down to SNR3k 5dB AWGN/multipath (but acquisition needs some work)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data/payload bits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80" calcext:value-type="float">
            <text:p>25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640" calcext:value-type="float">
            <text:p>2640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660" calcext:value-type="float">
            <text:p>6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25" table:formula="of:=[.C12]/[.C24]" office:value-type="float" office:value="5" calcext:value-type="float">
            <text:p>5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25" table:formula="of:=[.C13]*[.C30]" office:value-type="float" office:value="0.5" calcext:value-type="float">
            <text:p>0.5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2" calcext:value-type="float">
            <text:p>2.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4128" calcext:value-type="float">
            <text:p>4,128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30960" calcext:value-type="float">
            <text:p>30,960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24768" calcext:value-type="float">
            <text:p>24,768.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32" calcext:value-type="float">
            <text:p>1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528" calcext:value-type="float">
            <text:p>5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string" calcext:value-type="string">
            <text:p>aim for worst case MPP</text:p>
          </table:table-cell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8250" calcext:value-type="float">
            <text:p>8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% raw BER, where code has 10% P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SUM([.C34:.C37])+10*LOG10([.C32]/[.C33])" office:value-type="float" office:value="11.8315271984638" calcext:value-type="float">
            <text:p>11.8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2062.5" calcext:value-type="float">
            <text:p>2063</text:p>
          </table:table-cell>
          <table:table-cell table:number-columns-repeated="2"/>
        </table:table-row>
      </table:table>
      <table:table table:name="ofdm qam16c2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Candidate 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/>rate 1/2 H256_768 code, est 1000 bytes/min down to SNR3k 5dB AWGN/multipath (but acquisition needs some work)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codeword rate</text:p>
          </table:table-cell>
          <table:table-cell table:style-name="ce15" table:formula="of:=[.C6]/[.C8]" office:value-type="float" office:value="0.6" calcext:value-type="float">
            <text:p>0.6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/payload bits</text:p>
          </table:table-cell>
          <table:table-cell office:value-type="float" office:value="9720" calcext:value-type="float">
            <text:p>97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table:formula="of:=[.C8]-[.C6]" office:value-type="float" office:value="6480" calcext:value-type="float">
            <text:p>64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office:value-type="float" office:value="16200" calcext:value-type="float">
            <text:p>16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16368" calcext:value-type="float">
            <text:p>1636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4092" calcext:value-type="float">
            <text:p>40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25" table:formula="of:=[.C12]/[.C24]" office:value-type="float" office:value="31" calcext:value-type="float">
            <text:p>3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25" table:formula="of:=[.C13]*[.C30]" office:value-type="float" office:value="3.1" calcext:value-type="float">
            <text:p>3.1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0.32258064516129" calcext:value-type="float">
            <text:p>0.3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3135.48387096774" calcext:value-type="float">
            <text:p>3,135.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23516.1290322581" calcext:value-type="float">
            <text:p>23,516.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18812.9032258065" calcext:value-type="float">
            <text:p>18,812.9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32" calcext:value-type="float">
            <text:p>1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528" calcext:value-type="float">
            <text:p>5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string" calcext:value-type="string">
            <text:p>aim for worst case MPP</text:p>
          </table:table-cell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8250" calcext:value-type="float">
            <text:p>8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% raw BER, where code has 10% P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SUM([.C34:.C37])+10*LOG10([.C32]/[.C33])" office:value-type="float" office:value="11.8315271984638" calcext:value-type="float">
            <text:p>11.8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2062.5" calcext:value-type="float">
            <text:p>206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1" loext:min-decimal-places="11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14" loext:min-decimal-places="14" number:min-integer-digits="1"/>
    </number:number-style>
    <number:number-style style:name="N117">
      <number:number number:decimal-places="15" loext:min-decimal-places="1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9">00/00/0000</text:date>, <text:time style:data-style-name="N2" text:time-value="07:41:39.5370781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07:35:29.162637265</meta:creation-date>
    <dc:date>2020-06-29T07:45:00.681010229</dc:date>
    <meta:editing-duration>P2DT5H57M44S</meta:editing-duration>
    <meta:editing-cycles>58</meta:editing-cycles>
    <meta:generator>LibreOffice/6.0.7.3$Linux_X86_64 LibreOffice_project/00m0$Build-3</meta:generator>
    <dc:creator>David </dc:creator>
    <meta:document-statistic meta:table-count="8" meta:cell-count="664" meta:object-count="0"/>
  </office:meta>
</office:document-meta>
</file>